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 Mono" style:font-name-complex="Noto Sans Mono"/>
    </style:style>
    <style:style style:name="P2" style:family="paragraph" style:parent-style-name="Standard">
      <style:text-properties style:font-name="Noto Sans Mono" officeooo:paragraph-rsid="001a0d5f" style:font-name-complex="Noto Sans Mono"/>
    </style:style>
    <style:style style:name="P3" style:family="paragraph" style:parent-style-name="Standard">
      <style:text-properties style:font-name="Noto Sans Mono" officeooo:paragraph-rsid="001adb17" style:font-name-complex="Noto Sans Mono"/>
    </style:style>
    <style:style style:name="P4" style:family="paragraph" style:parent-style-name="Standard">
      <style:text-properties style:font-name="Noto Sans Mono" officeooo:paragraph-rsid="001b709f" style:font-name-complex="Noto Sans Mono"/>
    </style:style>
    <style:style style:name="P5" style:family="paragraph" style:parent-style-name="Standard">
      <style:paragraph-properties fo:break-before="page"/>
      <style:text-properties style:font-name="Noto Sans Mono" style:font-name-complex="Noto Sans Mono"/>
    </style:style>
    <style:style style:name="P6" style:family="paragraph" style:parent-style-name="Standard">
      <style:text-properties style:font-name="Noto Sans Mono" officeooo:paragraph-rsid="001e2127" style:font-name-complex="Noto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ft : ⌈₍⌊⦕⟨¡⸢⦑⦓⸠⸨“⦏❮❬❪⸜⸦⦃{„‟⧚༼‛⁅〈༺❰⦅¿[⦍⸤⟬⸂❨(#⟪⦗ ⦋⦇⟦⟅᚛⸌⟮ ⧼ « <text:s text:c="9"/>❴⧘❲‹⹂‚⁽‘⦉⸄§⸉</text:p>
      <text:p text:style-name="P6">Mid <text:s/>: -⹀·⸺⸚⸻֊_‒᠆‑‐–⸗―᐀—@־</text:p>
      <text:p text:style-name="P6">Right: ,)❩⌉.:᚜⧽⦌…⦈⸩%₎❭❯⦆⦎}!›⦊⦒⧙༻⁾❱⟆;„⌋༽⟯⧛⸍⦄⸧❵⟧*⁆⦖⸝⸅⦘⦔⸊]⸣”⟩⸃‚⸡〉 <text:s/>’/❳⟫⟭⦐❫⸥&amp;?» <text:s/></text:p>
      <text:p text:style-name="P6"/>
      <text:p text:style-name="P6">22 __"__ QUOTATION MARK</text:p>
      <text:p text:style-name="P2"/>
      <text:p text:style-name="P2"><text:s text:c="2"/>27 __'__ APOSTROPHE</text:p>
      <text:p text:style-name="P2"/>
      <text:p text:style-name="P2"><text:s text:c="2"/>5f __<text:bookmark-start text:name="__DdeLink__634_2877320237"/>___ LOW LINE</text:p>
      <text:p text:style-name="P2"><text:s text:c="2"/>2d __-__ HYPHEN-MINUS</text:p>
      <text:p text:style-name="P2"><text:s text:c="2"/>40 __@__ COMMERCIAL AT</text:p>
      <text:p text:style-name="P2"><text:s text:c="2"/>b7 __·__ MIDDLE DOT<text:bookmark-end text:name="__DdeLink__634_2877320237"/></text:p>
      <text:p text:style-name="P2"/>
      <text:p text:style-name="P2"><text:s text:c="2"/>ab <text:bookmark-start text:name="__DdeLink__632_2877320237"/>__«__ LEFT-POINTING DOUBLE ANGLE QUOTATION MARK</text:p>
      <text:p text:style-name="P2">2018 __‘__ LEFT SINGLE QUOTATION MARK</text:p>
      <text:p text:style-name="P3">201c __<text:bookmark-start text:name="__DdeLink__1581_2565985009"/>“<text:bookmark-end text:name="__DdeLink__1581_2565985009"/>__ LEFT DOUBLE QUOTATION MARK</text:p>
      <text:p text:style-name="P3">201b __‛__ SINGLE HIGH-REVERSED-9 QUOTATION MARK</text:p>
      <text:p text:style-name="P3">201f __‟__ DOUBLE HIGH-REVERSED-9 QUOTATION MARK</text:p>
      <text:p text:style-name="P4">2e42 __⹂__ DOUBLE LOW-REVERSED-9 QUOTATION MARK</text:p>
      <text:p text:style-name="P4"><text:s text:c="2"/>23 __#__ NUMBER SIGN</text:p>
      <text:p text:style-name="P2"><text:s text:c="2"/>5c __\__ REVERSE SOLIDUS</text:p>
      <text:p text:style-name="P2"><text:s text:c="2"/>a1 __¡__ INVERTED EXCLAMATION MARK</text:p>
      <text:p text:style-name="P2"><text:s text:c="2"/>a7 __§__ SECTION SIGN</text:p>
      <text:p text:style-name="P2"><text:s text:c="2"/>bf __¿__ INVERTED QUESTION MARK</text:p>
      <text:p text:style-name="P2"><text:bookmark-end text:name="__DdeLink__632_2877320237"/></text:p>
      <text:p text:style-name="P2"><text:s text:c="2"/><text:bookmark-start text:name="__DdeLink__636_2877320237"/>29 __)__ RIGHT PARENTHESIS</text:p>
      <text:p text:style-name="P2"><text:s text:c="2"/>5d __]__ RIGHT SQUARE BRACKET</text:p>
      <text:p text:style-name="P2"><text:s text:c="2"/>7d __}__ RIGHT CURLY BRACKET</text:p>
      <text:p text:style-name="P2"><text:s text:c="2"/>bb __»__ RIGHT-POINTING DOUBLE ANGLE QUOTATION MARK</text:p>
      <text:p text:style-name="P2">2019 __’__ RIGHT SINGLE QUOTATION MARK</text:p>
      <text:p text:style-name="P2">201d __<text:bookmark-start text:name="__DdeLink__1583_2565985009"/>”<text:bookmark-end text:name="__DdeLink__1583_2565985009"/>__ RIGHT DOUBLE QUOTATION MARK</text:p>
      <text:p text:style-name="P3">201a __‚__ SINGLE LOW-9 QUOTATION MARK</text:p>
      <text:p text:style-name="P3">201e __„__ DOUBLE LOW-9 QUOTATION MARK</text:p>
      <text:p text:style-name="P3"><text:s text:c="2"/>21 __!__ EXCLAMATION MARK</text:p>
      <text:p text:style-name="P2"><text:s text:c="2"/>25 __%__ PERCENT SIGN</text:p>
      <text:p text:style-name="P2"><text:s text:c="2"/>26 __&amp;__ AMPERSAND</text:p>
      <text:p text:style-name="P2"><text:s text:c="2"/>2a __*__ ASTERISK</text:p>
      <text:p text:style-name="P2"><text:s text:c="2"/>2c __,__ COMMA</text:p>
      <text:p text:style-name="P2"><text:s text:c="2"/>2e __.__ FULL STOP</text:p>
      <text:p text:style-name="P2"><text:s text:c="2"/>2f __/__ SOLIDUS</text:p>
      <text:p text:style-name="P2"><text:s text:c="2"/>3a __:__ COLON</text:p>
      <text:p text:style-name="P2"><text:soft-page-break/><text:s text:c="2"/>3b __;__ SEMICOLON</text:p>
      <text:p text:style-name="P2"><text:s text:c="2"/>3f __?__ QUESTION MARK</text:p>
      <text:p text:style-name="P3">2026 __…__ HORIZONTAL ELLIPSIS<text:bookmark-end text:name="__DdeLink__636_2877320237"/></text:p>
      <text:p text:style-name="P3"/>
      <text:p text:style-name="P2">------------------ Pc ------------------</text:p>
      <text:p text:style-name="P1">203f __‿__ UNDERTIE</text:p>
      <text:p text:style-name="P1">2040 __⁀__ CHARACTER TIE</text:p>
      <text:p text:style-name="P1">2054 __⁔__ INVERTED UNDERTIE</text:p>
      <text:p text:style-name="P1">------------------ <text:bookmark-start text:name="__DdeLink__638_2877320237"/>Pd<text:bookmark-end text:name="__DdeLink__638_2877320237"/> ------------------</text:p>
      <text:p text:style-name="P1"><text:s/>58a __֊__ ARMENIAN HYPHEN</text:p>
      <text:p text:style-name="P1"><text:s/>5be __־__ HEBREW PUNCTUATION MAQAF</text:p>
      <text:p text:style-name="P1">1400 __᐀__ CANADIAN SYLLABICS HYPHEN</text:p>
      <text:p text:style-name="P1">2010 __‐__ HYPHEN</text:p>
      <text:p text:style-name="P1">2011 __‑__ NON-BREAKING HYPHEN</text:p>
      <text:p text:style-name="P1">2012 __‒__ FIGURE DASH</text:p>
      <text:p text:style-name="P1">2013 __–__ EN DASH</text:p>
      <text:p text:style-name="P1">2014 __—__ EM DASH</text:p>
      <text:p text:style-name="P1">2015 __―__ HORIZONTAL BAR</text:p>
      <text:p text:style-name="P1">2e17 __⸗__ DOUBLE OBLIQUE HYPHEN</text:p>
      <text:p text:style-name="P1">2e1a __⸚__ HYPHEN WITH DIAERESIS</text:p>
      <text:p text:style-name="P1">2e3a __⸺__ TWO-EM DASH</text:p>
      <text:p text:style-name="P1">2e3b __⸻__ THREE-EM DASH</text:p>
      <text:p text:style-name="P1">2e40 __⹀__ DOUBLE HYPHEN</text:p>
      <text:p text:style-name="P3">------------------ <text:bookmark-start text:name="__DdeLink__640_2877320237"/>Ps<text:bookmark-end text:name="__DdeLink__640_2877320237"/> ------------------</text:p>
      <text:p text:style-name="P3"><text:s text:c="2"/>28 __(__ LEFT PARENTHESIS</text:p>
      <text:p text:style-name="P3"><text:s text:c="2"/>5b __[__ LEFT SQUARE BRACKET</text:p>
      <text:p text:style-name="P3"><text:s text:c="2"/>7b __{__ LEFT CURLY BRACKET</text:p>
      <text:p text:style-name="P3">2045 __⁅__ LEFT SQUARE BRACKET WITH QUILL</text:p>
      <text:p text:style-name="P3">207d __⁽__ SUPERSCRIPT LEFT PARENTHESIS</text:p>
      <text:p text:style-name="P3">208d __₍__ SUBSCRIPT LEFT PARENTHESIS</text:p>
      <text:p text:style-name="P3">2308 __⌈__ LEFT CEILING</text:p>
      <text:p text:style-name="P3">230a __⌊__ LEFT FLOOR</text:p>
      <text:p text:style-name="P3">2329 __〈__ LEFT-POINTING ANGLE BRACKET</text:p>
      <text:p text:style-name="P3">2768 __❨__ MEDIUM LEFT PARENTHESIS ORNAMENT</text:p>
      <text:p text:style-name="P3">276a __❪__ MEDIUM FLATTENED LEFT PARENTHESIS ORNAMENT</text:p>
      <text:p text:style-name="P3">276c __❬__ MEDIUM LEFT-POINTING ANGLE BRACKET ORNAMENT</text:p>
      <text:p text:style-name="P3">276e __❮__ HEAVY LEFT-POINTING ANGLE QUOTATION MARK ORNAMENT</text:p>
      <text:p text:style-name="P3">2770 __❰__ HEAVY LEFT-POINTING ANGLE BRACKET ORNAMENT</text:p>
      <text:p text:style-name="P3">2772 __❲__ LIGHT LEFT TORTOISE SHELL BRACKET ORNAMENT</text:p>
      <text:p text:style-name="P3">2774 __❴__ MEDIUM LEFT CURLY BRACKET ORNAMENT</text:p>
      <text:p text:style-name="P3">27c5 __⟅__ LEFT S-SHAPED BAG DELIMITER</text:p>
      <text:p text:style-name="P3">27e6 __⟦__ MATHEMATICAL LEFT WHITE SQUARE BRACKET</text:p>
      <text:p text:style-name="P3">27e8 __⟨__ MATHEMATICAL LEFT ANGLE BRACKET</text:p>
      <text:p text:style-name="P3">27ea __⟪__ MATHEMATICAL LEFT DOUBLE ANGLE BRACKET</text:p>
      <text:p text:style-name="P3"><text:soft-page-break/>27ec __⟬__ MATHEMATICAL LEFT WHITE TORTOISE SHELL BRACKET</text:p>
      <text:p text:style-name="P3">27ee __⟮__ MATHEMATICAL LEFT FLATTENED PARENTHESIS</text:p>
      <text:p text:style-name="P3">2983 __⦃__ LEFT WHITE CURLY BRACKET</text:p>
      <text:p text:style-name="P3">2985 __⦅__ LEFT WHITE PARENTHESIS</text:p>
      <text:p text:style-name="P3">2987 __⦇__ Z NOTATION LEFT IMAGE BRACKET</text:p>
      <text:p text:style-name="P3">2989 __⦉__ Z NOTATION LEFT BINDING BRACKET</text:p>
      <text:p text:style-name="P3">298b __⦋__ LEFT SQUARE BRACKET WITH UNDERBAR</text:p>
      <text:p text:style-name="P3">298d __⦍__ LEFT SQUARE BRACKET WITH TICK IN TOP CORNER</text:p>
      <text:p text:style-name="P3">298f __⦏__ LEFT SQUARE BRACKET WITH TICK IN BOTTOM CORNER</text:p>
      <text:p text:style-name="P3">2991 __⦑__ LEFT ANGLE BRACKET WITH DOT</text:p>
      <text:p text:style-name="P3">2993 __⦓__ LEFT ARC LESS-THAN BRACKET</text:p>
      <text:p text:style-name="P3">2995 __⦕__ DOUBLE LEFT ARC GREATER-THAN BRACKET</text:p>
      <text:p text:style-name="P3">2997 __⦗__ LEFT BLACK TORTOISE SHELL BRACKET</text:p>
      <text:p text:style-name="P3">29d8 __⧘__ LEFT WIGGLY FENCE</text:p>
      <text:p text:style-name="P3">29da __⧚__ LEFT DOUBLE WIGGLY FENCE</text:p>
      <text:p text:style-name="P3">29fc __⧼__ LEFT-POINTING CURVED ANGLE BRACKET</text:p>
      <text:p text:style-name="P3">2e22 __⸢__ TOP LEFT HALF BRACKET</text:p>
      <text:p text:style-name="P3">2e24 __⸤__ BOTTOM LEFT HALF BRACKET</text:p>
      <text:p text:style-name="P3">2e26 __⸦__ LEFT SIDEWAYS U BRACKET</text:p>
      <text:p text:style-name="P3">2e28 __⸨__ LEFT DOUBLE PARENTHESIS</text:p>
      <text:p text:style-name="P1">------------------ <text:bookmark-start text:name="__DdeLink__646_2877320237"/>Pe<text:bookmark-end text:name="__DdeLink__646_2877320237"/> ------------------</text:p>
      <text:p text:style-name="P1">2046 __⁆__ RIGHT SQUARE BRACKET WITH QUILL</text:p>
      <text:p text:style-name="P1">207e __⁾__ SUPERSCRIPT RIGHT PARENTHESIS</text:p>
      <text:p text:style-name="P1">208e __₎__ SUBSCRIPT RIGHT PARENTHESIS</text:p>
      <text:p text:style-name="P1">2309 __⌉__ RIGHT CEILING</text:p>
      <text:p text:style-name="P1">230b __⌋__ RIGHT FLOOR</text:p>
      <text:p text:style-name="P1">232a __〉__ RIGHT-POINTING ANGLE BRACKET</text:p>
      <text:p text:style-name="P1">2769 __❩__ MEDIUM RIGHT PARENTHESIS ORNAMENT</text:p>
      <text:p text:style-name="P1">276b __❫__ MEDIUM FLATTENED RIGHT PARENTHESIS ORNAMENT</text:p>
      <text:p text:style-name="P1">276d __❭__ MEDIUM RIGHT-POINTING ANGLE BRACKET ORNAMENT</text:p>
      <text:p text:style-name="P1">276f __❯__ HEAVY RIGHT-POINTING ANGLE QUOTATION MARK ORNAMENT</text:p>
      <text:p text:style-name="P1">2771 __❱__ HEAVY RIGHT-POINTING ANGLE BRACKET ORNAMENT</text:p>
      <text:p text:style-name="P1">2773 __❳__ LIGHT RIGHT TORTOISE SHELL BRACKET ORNAMENT</text:p>
      <text:p text:style-name="P1">2775 __❵__ MEDIUM RIGHT CURLY BRACKET ORNAMENT</text:p>
      <text:p text:style-name="P1">27c6 __⟆__ RIGHT S-SHAPED BAG DELIMITER</text:p>
      <text:p text:style-name="P1">27e7 __⟧__ MATHEMATICAL RIGHT WHITE SQUARE BRACKET</text:p>
      <text:p text:style-name="P1">27e9 __⟩__ MATHEMATICAL RIGHT ANGLE BRACKET</text:p>
      <text:p text:style-name="P1">27eb __⟫__ MATHEMATICAL RIGHT DOUBLE ANGLE BRACKET</text:p>
      <text:p text:style-name="P1">27ed __⟭__ MATHEMATICAL RIGHT WHITE TORTOISE SHELL BRACKET</text:p>
      <text:p text:style-name="P1">27ef __⟯__ MATHEMATICAL RIGHT FLATTENED PARENTHESIS</text:p>
      <text:p text:style-name="P1">2984 __⦄__ RIGHT WHITE CURLY BRACKET</text:p>
      <text:p text:style-name="P1">2986 __⦆__ RIGHT WHITE PARENTHESIS</text:p>
      <text:p text:style-name="P1">2988 __⦈__ Z NOTATION RIGHT IMAGE BRACKET</text:p>
      <text:p text:style-name="P1">298a __⦊__ Z NOTATION RIGHT BINDING BRACKET</text:p>
      <text:p text:style-name="P1"><text:soft-page-break/>298c __⦌__ RIGHT SQUARE BRACKET WITH UNDERBAR</text:p>
      <text:p text:style-name="P1">298e __⦎__ RIGHT SQUARE BRACKET WITH TICK IN BOTTOM CORNER</text:p>
      <text:p text:style-name="P1">2990 __⦐__ RIGHT SQUARE BRACKET WITH TICK IN TOP CORNER</text:p>
      <text:p text:style-name="P1">2992 __⦒__ RIGHT ANGLE BRACKET WITH DOT</text:p>
      <text:p text:style-name="P1">2994 __⦔__ RIGHT ARC GREATER-THAN BRACKET</text:p>
      <text:p text:style-name="P1">2996 __⦖__ DOUBLE RIGHT ARC LESS-THAN BRACKET</text:p>
      <text:p text:style-name="P1">2998 __⦘__ RIGHT BLACK TORTOISE SHELL BRACKET</text:p>
      <text:p text:style-name="P1">29d9 __⧙__ RIGHT WIGGLY FENCE</text:p>
      <text:p text:style-name="P1">29db __⧛__ RIGHT DOUBLE WIGGLY FENCE</text:p>
      <text:p text:style-name="P1">29fd __⧽__ RIGHT-POINTING CURVED ANGLE BRACKET</text:p>
      <text:p text:style-name="P1">2e23 __⸣__ TOP RIGHT HALF BRACKET</text:p>
      <text:p text:style-name="P1">2e25 __⸥__ BOTTOM RIGHT HALF BRACKET</text:p>
      <text:p text:style-name="P1">2e27 __⸧__ RIGHT SIDEWAYS U BRACKET</text:p>
      <text:p text:style-name="P1">2e29 __⸩__ RIGHT DOUBLE PARENTHESIS</text:p>
      <text:p text:style-name="P1">------------------ <text:bookmark-start text:name="__DdeLink__644_2877320237"/>Pf<text:bookmark-end text:name="__DdeLink__644_2877320237"/> ------------------</text:p>
      <text:p text:style-name="P1">203a __›__ SINGLE RIGHT-POINTING ANGLE QUOTATION MARK</text:p>
      <text:p text:style-name="P1">2e03 __⸃__ RIGHT SUBSTITUTION BRACKET</text:p>
      <text:p text:style-name="P1">2e05 __⸅__ RIGHT DOTTED SUBSTITUTION BRACKET</text:p>
      <text:p text:style-name="P1">2e0a __⸊__ RIGHT TRANSPOSITION BRACKET</text:p>
      <text:p text:style-name="P1">2e0d __⸍__ RIGHT RAISED OMISSION BRACKET</text:p>
      <text:p text:style-name="P1">2e1d __⸝__ RIGHT LOW PARAPHRASE BRACKET</text:p>
      <text:p text:style-name="P1">2e21 __⸡__ RIGHT VERTICAL BAR WITH QUILL</text:p>
      <text:p text:style-name="P1">------------------ <text:bookmark-start text:name="__DdeLink__642_2877320237"/>Pi<text:bookmark-end text:name="__DdeLink__642_2877320237"/> ------------------</text:p>
      <text:p text:style-name="P1">2039 __‹__ SINGLE LEFT-POINTING ANGLE QUOTATION MARK</text:p>
      <text:p text:style-name="P1">2e02 __⸂__ LEFT SUBSTITUTION BRACKET</text:p>
      <text:p text:style-name="P1">2e04 __⸄__ LEFT DOTTED SUBSTITUTION BRACKET</text:p>
      <text:p text:style-name="P1">2e09 __⸉__ LEFT TRANSPOSITION BRACKET</text:p>
      <text:p text:style-name="P1">2e0c __⸌__ LEFT RAISED OMISSION BRACKET</text:p>
      <text:p text:style-name="P1">2e1c __⸜__ LEFT LOW PARAPHRASE BRACKET</text:p>
      <text:p text:style-name="P1">2e20 __⸠__ LEFT VERTICAL BAR WITH QUILL</text:p>
      <text:p text:style-name="P1"/>
      <text:p text:style-name="P1">------------------ Po ------------------</text:p>
      <text:p text:style-name="P1"><text:s/>37e __;__ GREEK QUESTION MARK</text:p>
      <text:p text:style-name="P1"><text:s/>387 __·__ GREEK ANO TELEIA</text:p>
      <text:p text:style-name="P1"><text:s/>55a __՚__ ARMENIAN APOSTROPHE</text:p>
      <text:p text:style-name="P1"><text:s/>55b __՛__ ARMENIAN EMPHASIS MARK</text:p>
      <text:p text:style-name="P1"><text:s/>55c __՜__ ARMENIAN EXCLAMATION MARK</text:p>
      <text:p text:style-name="P1"><text:s/>55d __՝__ ARMENIAN COMMA</text:p>
      <text:p text:style-name="P1"><text:s/>55e __՞__ ARMENIAN QUESTION MARK</text:p>
      <text:p text:style-name="P1"><text:s/>55f __՟__ ARMENIAN ABBREVIATION MARK</text:p>
      <text:p text:style-name="P1"><text:s/>589 __։__ ARMENIAN FULL STOP</text:p>
      <text:p text:style-name="P1"><text:s/>5c0 __׀__ HEBREW PUNCTUATION PASEQ</text:p>
      <text:p text:style-name="P1"><text:s/>5c3 __׃__ HEBREW PUNCTUATION SOF PASUQ</text:p>
      <text:p text:style-name="P1"><text:s/>5c6 __׆__ HEBREW PUNCTUATION NUN HAFUKHA</text:p>
      <text:p text:style-name="P1"><text:soft-page-break/><text:s/>5f3 __׳__ HEBREW PUNCTUATION GERESH</text:p>
      <text:p text:style-name="P1"><text:s/>5f4 __״__ HEBREW PUNCTUATION GERSHAYIM</text:p>
      <text:p text:style-name="P1"><text:s/>609 __؉__ ARABIC-INDIC PER MILLE SIGN</text:p>
      <text:p text:style-name="P1"><text:s/>60a __؊__ ARABIC-INDIC PER TEN THOUSAND SIGN</text:p>
      <text:p text:style-name="P1"><text:s/>60c __،__ ARABIC COMMA</text:p>
      <text:p text:style-name="P1"><text:s/>60d __؍__ ARABIC DATE SEPARATOR</text:p>
      <text:p text:style-name="P1"><text:s/>61b __؛__ ARABIC SEMICOLON</text:p>
      <text:p text:style-name="P1"><text:s/>61e __؞__ ARABIC TRIPLE DOT PUNCTUATION MARK</text:p>
      <text:p text:style-name="P1"><text:s/>61f __؟__ ARABIC QUESTION MARK</text:p>
      <text:p text:style-name="P1"><text:s/>66a __٪__ ARABIC PERCENT SIGN</text:p>
      <text:p text:style-name="P1"><text:s/>66b __٫__ ARABIC DECIMAL SEPARATOR</text:p>
      <text:p text:style-name="P1"><text:s/>66c __٬__ ARABIC THOUSANDS SEPARATOR</text:p>
      <text:p text:style-name="P1"><text:s/>66d __٭__ ARABIC FIVE POINTED STAR</text:p>
      <text:p text:style-name="P1"><text:s/>6d4 __۔__ ARABIC FULL STOP</text:p>
      <text:p text:style-name="P1"><text:s/>700 __܀__ SYRIAC END OF PARAGRAPH</text:p>
      <text:p text:style-name="P1"><text:s/>701 __܁__ SYRIAC SUPRALINEAR FULL STOP</text:p>
      <text:p text:style-name="P1"><text:s/>702 __܂__ SYRIAC SUBLINEAR FULL STOP</text:p>
      <text:p text:style-name="P1"><text:s/>703 __܃__ SYRIAC SUPRALINEAR COLON</text:p>
      <text:p text:style-name="P1"><text:s/>704 __܄__ SYRIAC SUBLINEAR COLON</text:p>
      <text:p text:style-name="P1"><text:s/>705 __܅__ SYRIAC HORIZONTAL COLON</text:p>
      <text:p text:style-name="P1"><text:s/>706 __܆__ SYRIAC COLON SKEWED LEFT</text:p>
      <text:p text:style-name="P1"><text:s/>707 __܇__ SYRIAC COLON SKEWED RIGHT</text:p>
      <text:p text:style-name="P1"><text:s/>708 __܈__ SYRIAC SUPRALINEAR COLON SKEWED LEFT</text:p>
      <text:p text:style-name="P1"><text:s/>709 __܉__ SYRIAC SUBLINEAR COLON SKEWED RIGHT</text:p>
      <text:p text:style-name="P1"><text:s/>70a __܊__ SYRIAC CONTRACTION</text:p>
      <text:p text:style-name="P1"><text:s/>70b __܋__ SYRIAC HARKLEAN OBELUS</text:p>
      <text:p text:style-name="P1"><text:s/>70c __܌__ SYRIAC HARKLEAN METOBELUS</text:p>
      <text:p text:style-name="P1"><text:s/>70d __܍__ SYRIAC HARKLEAN ASTERISCUS</text:p>
      <text:p text:style-name="P1"><text:s/>964 __।__ DEVANAGARI DANDA</text:p>
      <text:p text:style-name="P1"><text:s/>965 __॥__ DEVANAGARI DOUBLE DANDA</text:p>
      <text:p text:style-name="P1"><text:s/>970 __॰__ DEVANAGARI ABBREVIATION SIGN</text:p>
      <text:p text:style-name="P1"><text:s/>df4 __෴__ SINHALA PUNCTUATION KUNDDALIYA</text:p>
      <text:p text:style-name="P1"><text:s/>e4f __๏__ THAI CHARACTER FONGMAN</text:p>
      <text:p text:style-name="P1"><text:s/>e5a __๚__ THAI CHARACTER ANGKHANKHU</text:p>
      <text:p text:style-name="P1"><text:s/>e5b __๛__ THAI CHARACTER KHOMUT</text:p>
      <text:p text:style-name="P1">10fb __჻__ GEORGIAN PARAGRAPH SEPARATOR</text:p>
      <text:p text:style-name="P1">166e __᙮__ CANADIAN SYLLABICS FULL STOP</text:p>
      <text:p text:style-name="P1">1cd3 __᳓__ VEDIC SIGN NIHSHVASA</text:p>
      <text:p text:style-name="P1">2016 __‖__ DOUBLE VERTICAL LINE</text:p>
      <text:p text:style-name="P1">2017 __‗__ DOUBLE LOW LINE</text:p>
      <text:p text:style-name="P1">2020 __†__ DAGGER</text:p>
      <text:p text:style-name="P1">2021 __‡__ DOUBLE DAGGER</text:p>
      <text:p text:style-name="P1">2022 __•__ BULLET</text:p>
      <text:p text:style-name="P1">2023 __‣__ TRIANGULAR BULLET</text:p>
      <text:p text:style-name="P1"><text:soft-page-break/>2024 __․__ ONE DOT LEADER</text:p>
      <text:p text:style-name="P1">2025 __‥__ TWO DOT LEADER</text:p>
      <text:p text:style-name="P1">2027 __‧__ HYPHENATION POINT</text:p>
      <text:p text:style-name="P1">2030 __‰__ PER MILLE SIGN</text:p>
      <text:p text:style-name="P1">2031 __‱__ PER TEN THOUSAND SIGN</text:p>
      <text:p text:style-name="P1">2032 __′__ PRIME</text:p>
      <text:p text:style-name="P1">2033 __″__ DOUBLE PRIME</text:p>
      <text:p text:style-name="P1">2034 __‴__ TRIPLE PRIME</text:p>
      <text:p text:style-name="P1">2035 __‵__ REVERSED PRIME</text:p>
      <text:p text:style-name="P1">2036 __‶__ REVERSED DOUBLE PRIME</text:p>
      <text:p text:style-name="P1">2037 __‷__ REVERSED TRIPLE PRIME</text:p>
      <text:p text:style-name="P1">2038 __‸__ CARET</text:p>
      <text:p text:style-name="P1">203b __※__ REFERENCE MARK</text:p>
      <text:p text:style-name="P1">203c __‼__ DOUBLE EXCLAMATION MARK</text:p>
      <text:p text:style-name="P1">203d __‽__ INTERROBANG</text:p>
      <text:p text:style-name="P1">203e __‾__ OVERLINE</text:p>
      <text:p text:style-name="P1">2041 __⁁__ CARET INSERTION POINT</text:p>
      <text:p text:style-name="P1">2042 __⁂__ ASTERISM</text:p>
      <text:p text:style-name="P1">2043 __⁃__ HYPHEN BULLET</text:p>
      <text:p text:style-name="P1">2047 __⁇__ DOUBLE QUESTION MARK</text:p>
      <text:p text:style-name="P1">2048 __⁈__ QUESTION EXCLAMATION MARK</text:p>
      <text:p text:style-name="P1">2049 __⁉__ EXCLAMATION QUESTION MARK</text:p>
      <text:p text:style-name="P1">204a __⁊__ TIRONIAN SIGN ET</text:p>
      <text:p text:style-name="P1">204b __⁋__ REVERSED PILCROW SIGN</text:p>
      <text:p text:style-name="P1">204c __⁌__ BLACK LEFTWARDS BULLET</text:p>
      <text:p text:style-name="P1">204d __⁍__ BLACK RIGHTWARDS BULLET</text:p>
      <text:p text:style-name="P1">204e __⁎__ LOW ASTERISK</text:p>
      <text:p text:style-name="P1">204f __⁏__ REVERSED SEMICOLON</text:p>
      <text:p text:style-name="P1">2050 __⁐__ CLOSE UP</text:p>
      <text:p text:style-name="P1">2051 __⁑__ TWO ASTERISKS ALIGNED VERTICALLY</text:p>
      <text:p text:style-name="P1">2053 __⁓__ SWUNG DASH</text:p>
      <text:p text:style-name="P1">2055 __⁕__ FLOWER PUNCTUATION MARK</text:p>
      <text:p text:style-name="P1">2056 __⁖__ THREE DOT PUNCTUATION</text:p>
      <text:p text:style-name="P1">2057 __⁗__ QUADRUPLE PRIME</text:p>
      <text:p text:style-name="P1">2058 __⁘__ FOUR DOT PUNCTUATION</text:p>
      <text:p text:style-name="P1">2059 __⁙__ FIVE DOT PUNCTUATION</text:p>
      <text:p text:style-name="P1">205a __⁚__ TWO DOT PUNCTUATION</text:p>
      <text:p text:style-name="P1">205b __⁛__ FOUR DOT MARK</text:p>
      <text:p text:style-name="P1">205c __⁜__ DOTTED CROSS</text:p>
      <text:p text:style-name="P1">205d __⁝__ TRICOLON</text:p>
      <text:p text:style-name="P1">205e __⁞__ VERTICAL FOUR DOTS</text:p>
      <text:p text:style-name="P1">2d70 __⵰__ TIFINAGH SEPARATOR MARK</text:p>
      <text:p text:style-name="P1">2e00 __⸀__ RIGHT ANGLE SUBSTITUTION MARKER</text:p>
      <text:p text:style-name="P1">2e01 __⸁__ RIGHT ANGLE DOTTED SUBSTITUTION MARKER</text:p>
      <text:p text:style-name="P1"><text:soft-page-break/>2e06 __⸆__ RAISED INTERPOLATION MARKER</text:p>
      <text:p text:style-name="P1">2e07 __⸇__ RAISED DOTTED INTERPOLATION MARKER</text:p>
      <text:p text:style-name="P1">2e08 __⸈__ DOTTED TRANSPOSITION MARKER</text:p>
      <text:p text:style-name="P1">2e0b __⸋__ RAISED SQUARE</text:p>
      <text:p text:style-name="P1">2e0e __⸎__ EDITORIAL CORONIS</text:p>
      <text:p text:style-name="P1">2e0f __⸏__ PARAGRAPHOS</text:p>
      <text:p text:style-name="P1">2e10 __⸐__ FORKED PARAGRAPHOS</text:p>
      <text:p text:style-name="P1">2e11 __⸑__ REVERSED FORKED PARAGRAPHOS</text:p>
      <text:p text:style-name="P1">2e12 __⸒__ HYPODIASTOLE</text:p>
      <text:p text:style-name="P1">2e13 __⸓__ DOTTED OBELOS</text:p>
      <text:p text:style-name="P1">2e14 __⸔__ DOWNWARDS ANCORA</text:p>
      <text:p text:style-name="P1">2e15 __⸕__ UPWARDS ANCORA</text:p>
      <text:p text:style-name="P1">2e16 __⸖__ DOTTED RIGHT-POINTING ANGLE</text:p>
      <text:p text:style-name="P1">2e18 __⸘__ INVERTED INTERROBANG</text:p>
      <text:p text:style-name="P1">2e19 __⸙__ PALM BRANCH</text:p>
      <text:p text:style-name="P1">2e1b __⸛__ TILDE WITH RING ABOVE</text:p>
      <text:p text:style-name="P1">2e1e __⸞__ TILDE WITH DOT ABOVE</text:p>
      <text:p text:style-name="P1">2e1f __⸟__ TILDE WITH DOT BELOW</text:p>
      <text:p text:style-name="P1">2e2a __⸪__ TWO DOTS OVER ONE DOT PUNCTUATION</text:p>
      <text:p text:style-name="P1">2e2b __⸫__ ONE DOT OVER TWO DOTS PUNCTUATION</text:p>
      <text:p text:style-name="P1">2e2c __⸬__ SQUARED FOUR DOT PUNCTUATION</text:p>
      <text:p text:style-name="P1">2e2d __⸭__ FIVE DOT MARK</text:p>
      <text:p text:style-name="P1">2e2e __⸮__ REVERSED QUESTION MARK</text:p>
      <text:p text:style-name="P1">2e30 __⸰__ RING POINT</text:p>
      <text:p text:style-name="P1">2e31 __⸱__ WORD SEPARATOR MIDDLE DOT</text:p>
      <text:p text:style-name="P1">2e32 __⸲__ TURNED COMMA</text:p>
      <text:p text:style-name="P1">2e33 __⸳__ RAISED DOT</text:p>
      <text:p text:style-name="P1">2e34 __⸴__ RAISED COMMA</text:p>
      <text:p text:style-name="P1">2e35 __⸵__ TURNED SEMICOLON</text:p>
      <text:p text:style-name="P1">2e36 __⸶__ DAGGER WITH LEFT GUARD</text:p>
      <text:p text:style-name="P1">2e37 __⸷__ DAGGER WITH RIGHT GUARD</text:p>
      <text:p text:style-name="P1">2e38 __⸸__ TURNED DAGGER</text:p>
      <text:p text:style-name="P1">2e39 __⸹__ TOP HALF SECTION SIGN</text:p>
      <text:p text:style-name="P1">2e3c __ ⸼ __ STENOGRAPHIC FULL STOP</text:p>
      <text:p text:style-name="P1">2e3d __⸽__ VERTICAL SIX DOTS</text:p>
      <text:p text:style-name="P1">2e3e __⸾__ WIGGLY VERTICAL LINE</text:p>
      <text:p text:style-name="P1">2e3f __⸿__ CAPITULUM</text:p>
      <text:p text:style-name="P1">2e41 __⹁__ REVERSED COMMA</text:p>
      <text:p text:style-name="P1">2e43 __⹃__ DASH WITH LEFT UPTURN</text:p>
      <text:p text:style-name="P1">2e44 __⹄__ DOUBLE SUSPENSION MARK</text:p>
      <text:p text:style-name="P1">2e45 __⹅__ INVERTED LOW KAVYKA</text:p>
      <text:p text:style-name="P1">2e46 __⹆__ INVERTED LOW KAVYKA WITH KAVYKA ABOVE</text:p>
      <text:p text:style-name="P1">2e47 __⹇__ LOW KAVYKA</text:p>
      <text:p text:style-name="P1">2e48 __⹈__ LOW KAVYKA WITH DOT</text:p>
      <text:p text:style-name="P1"><text:soft-page-break/>2e49 __⹉__ DOUBLE STACKED COMMA</text:p>
      <text:p text:style-name="P1">2e4a __⹊__ DOTTED SOLIDUS</text:p>
      <text:p text:style-name="P1">2e4b __⹋__ TRIPLE DAGGER</text:p>
      <text:p text:style-name="P1">2e4c __⹌__ MEDIEVAL COMMA</text:p>
      <text:p text:style-name="P1">2e4d __⹍__ PARAGRAPHUS MARK</text:p>
      <text:p text:style-name="P1">2e4e __⹎__ PUNCTUS ELEVATUS MARK</text:p>
      <text:p text:style-name="P1">2e4f __⹏__ CORNISH VERSE DIVIDER</text:p>
      <text:p text:style-name="P1">2e52 __⹒__ TIRONIAN SIGN CAPITAL ET</text:p>
      <text:p text:style-name="P1"/>
      <text:p text:style-name="P1"/>
      <text:p text:style-name="P5">------------------ Pc ------------------</text:p>
      <text:p text:style-name="P1"><text:s text:c="2"/>5f _____ LOW LINE</text:p>
      <text:p text:style-name="P1">203f __‿__ UNDERTIE</text:p>
      <text:p text:style-name="P1">2040 __⁀__ CHARACTER TIE</text:p>
      <text:p text:style-name="P1">2054 __⁔__ INVERTED UNDERTIE</text:p>
      <text:p text:style-name="P1">------------------ Pd ------------------</text:p>
      <text:p text:style-name="P1"><text:s text:c="2"/>2d __-__ HYPHEN-MINUS</text:p>
      <text:p text:style-name="P1"><text:s/>58a __֊__ ARMENIAN HYPHEN</text:p>
      <text:p text:style-name="P1"><text:s/>5be __־__ HEBREW PUNCTUATION MAQAF</text:p>
      <text:p text:style-name="P1">1400 __᐀__ CANADIAN SYLLABICS HYPHEN</text:p>
      <text:p text:style-name="P1">1806 __᠆__ MONGOLIAN TODO SOFT HYPHEN</text:p>
      <text:p text:style-name="P1">2010 __‐__ HYPHEN</text:p>
      <text:p text:style-name="P1">2011 __‑__ NON-BREAKING HYPHEN</text:p>
      <text:p text:style-name="P1">2012 __‒__ FIGURE DASH</text:p>
      <text:p text:style-name="P1">2013 __–__ EN DASH</text:p>
      <text:p text:style-name="P1">2014 __—__ EM DASH</text:p>
      <text:p text:style-name="P1">2015 __―__ HORIZONTAL BAR</text:p>
      <text:p text:style-name="P1">2e17 __⸗__ DOUBLE OBLIQUE HYPHEN</text:p>
      <text:p text:style-name="P1">2e1a __⸚__ HYPHEN WITH DIAERESIS</text:p>
      <text:p text:style-name="P1">2e3a __⸺__ TWO-EM DASH</text:p>
      <text:p text:style-name="P1">2e3b __⸻__ THREE-EM DASH</text:p>
      <text:p text:style-name="P1">2e40 __⹀__ DOUBLE HYPHEN</text:p>
      <text:p text:style-name="P1">------------------ Pe ------------------</text:p>
      <text:p text:style-name="P1"><text:s text:c="2"/>29 __)__ RIGHT PARENTHESIS</text:p>
      <text:p text:style-name="P1"><text:s text:c="2"/>5d __]__ RIGHT SQUARE BRACKET</text:p>
      <text:p text:style-name="P1"><text:s text:c="2"/>7d __}__ RIGHT CURLY BRACKET</text:p>
      <text:p text:style-name="P1"><text:s/>f3b __༻__ TIBETAN MARK GUG RTAGS GYAS</text:p>
      <text:p text:style-name="P1"><text:s/>f3d __༽__ TIBETAN MARK ANG KHANG GYAS</text:p>
      <text:p text:style-name="P1">169c __᚜__ OGHAM REVERSED FEATHER MARK</text:p>
      <text:p text:style-name="P1">2046 __⁆__ RIGHT SQUARE BRACKET WITH QUILL</text:p>
      <text:p text:style-name="P1">207e __⁾__ SUPERSCRIPT RIGHT PARENTHESIS</text:p>
      <text:p text:style-name="P1">208e __₎__ SUBSCRIPT RIGHT PARENTHESIS</text:p>
      <text:p text:style-name="P1">2309 __⌉__ RIGHT CEILING</text:p>
      <text:p text:style-name="P1">230b __⌋__ RIGHT FLOOR</text:p>
      <text:p text:style-name="P1">232a __〉__ RIGHT-POINTING ANGLE BRACKET</text:p>
      <text:p text:style-name="P1">2769 __❩__ MEDIUM RIGHT PARENTHESIS ORNAMENT</text:p>
      <text:p text:style-name="P1">276b __❫__ MEDIUM FLATTENED RIGHT PARENTHESIS ORNAMENT</text:p>
      <text:p text:style-name="P1">276d __❭__ MEDIUM RIGHT-POINTING ANGLE BRACKET ORNAMENT</text:p>
      <text:p text:style-name="P1">276f __❯__ HEAVY RIGHT-POINTING ANGLE QUOTATION MARK ORNAMENT</text:p>
      <text:p text:style-name="P1">2771 __❱__ HEAVY RIGHT-POINTING ANGLE BRACKET ORNAMENT</text:p>
      <text:p text:style-name="P1">2773 __❳__ LIGHT RIGHT TORTOISE SHELL BRACKET ORNAMENT</text:p>
      <text:p text:style-name="P1">2775 __❵__ MEDIUM RIGHT CURLY BRACKET ORNAMENT</text:p>
      <text:p text:style-name="P1">27c6 __⟆__ RIGHT S-SHAPED BAG DELIMITER</text:p>
      <text:p text:style-name="P1">27e7 __⟧__ MATHEMATICAL RIGHT WHITE SQUARE BRACKET</text:p>
      <text:p text:style-name="P1"><text:soft-page-break/>27e9 __⟩__ MATHEMATICAL RIGHT ANGLE BRACKET</text:p>
      <text:p text:style-name="P1">27eb __⟫__ MATHEMATICAL RIGHT DOUBLE ANGLE BRACKET</text:p>
      <text:p text:style-name="P1">27ed __⟭__ MATHEMATICAL RIGHT WHITE TORTOISE SHELL BRACKET</text:p>
      <text:p text:style-name="P1">27ef __⟯__ MATHEMATICAL RIGHT FLATTENED PARENTHESIS</text:p>
      <text:p text:style-name="P1">2984 __⦄__ RIGHT WHITE CURLY BRACKET</text:p>
      <text:p text:style-name="P1">2986 __⦆__ RIGHT WHITE PARENTHESIS</text:p>
      <text:p text:style-name="P1">2988 __⦈__ Z NOTATION RIGHT IMAGE BRACKET</text:p>
      <text:p text:style-name="P1">298a __⦊__ Z NOTATION RIGHT BINDING BRACKET</text:p>
      <text:p text:style-name="P1">298c __⦌__ RIGHT SQUARE BRACKET WITH UNDERBAR</text:p>
      <text:p text:style-name="P1">298e __⦎__ RIGHT SQUARE BRACKET WITH TICK IN BOTTOM CORNER</text:p>
      <text:p text:style-name="P1">2990 __⦐__ RIGHT SQUARE BRACKET WITH TICK IN TOP CORNER</text:p>
      <text:p text:style-name="P1">2992 __⦒__ RIGHT ANGLE BRACKET WITH DOT</text:p>
      <text:p text:style-name="P1">2994 __⦔__ RIGHT ARC GREATER-THAN BRACKET</text:p>
      <text:p text:style-name="P1">2996 __⦖__ DOUBLE RIGHT ARC LESS-THAN BRACKET</text:p>
      <text:p text:style-name="P1">2998 __⦘__ RIGHT BLACK TORTOISE SHELL BRACKET</text:p>
      <text:p text:style-name="P1">29d9 __⧙__ RIGHT WIGGLY FENCE</text:p>
      <text:p text:style-name="P1">29db __⧛__ RIGHT DOUBLE WIGGLY FENCE</text:p>
      <text:p text:style-name="P1">29fd __⧽__ RIGHT-POINTING CURVED ANGLE BRACKET</text:p>
      <text:p text:style-name="P1">2e23 __⸣__ TOP RIGHT HALF BRACKET</text:p>
      <text:p text:style-name="P1">2e25 __⸥__ BOTTOM RIGHT HALF BRACKET</text:p>
      <text:p text:style-name="P1">2e27 __⸧__ RIGHT SIDEWAYS U BRACKET</text:p>
      <text:p text:style-name="P1">2e29 __⸩__ RIGHT DOUBLE PARENTHESIS</text:p>
      <text:p text:style-name="P1">------------------ Pf ------------------</text:p>
      <text:p text:style-name="P1"><text:s text:c="2"/>bb __»__ RIGHT-POINTING DOUBLE ANGLE QUOTATION MARK</text:p>
      <text:p text:style-name="P1">2019 __’__ RIGHT SINGLE QUOTATION MARK</text:p>
      <text:p text:style-name="P1">201d __”__ RIGHT DOUBLE QUOTATION MARK</text:p>
      <text:p text:style-name="P1">203a __›__ SINGLE RIGHT-POINTING ANGLE QUOTATION MARK</text:p>
      <text:p text:style-name="P1">2e03 __⸃__ RIGHT SUBSTITUTION BRACKET</text:p>
      <text:p text:style-name="P1">2e05 __⸅__ RIGHT DOTTED SUBSTITUTION BRACKET</text:p>
      <text:p text:style-name="P1">2e0a __⸊__ RIGHT TRANSPOSITION BRACKET</text:p>
      <text:p text:style-name="P1">2e0d __⸍__ RIGHT RAISED OMISSION BRACKET</text:p>
      <text:p text:style-name="P1">2e1d __⸝__ RIGHT LOW PARAPHRASE BRACKET</text:p>
      <text:p text:style-name="P1">2e21 __⸡__ RIGHT VERTICAL BAR WITH QUILL</text:p>
      <text:p text:style-name="P1">------------------ Pi ------------------</text:p>
      <text:p text:style-name="P1"><text:s text:c="2"/>ab __«__ LEFT-POINTING DOUBLE ANGLE QUOTATION MARK</text:p>
      <text:p text:style-name="P1">2018 __‘__ LEFT SINGLE QUOTATION MARK</text:p>
      <text:p text:style-name="P1">201b __‛__ SINGLE HIGH-REVERSED-9 QUOTATION MARK</text:p>
      <text:p text:style-name="P1">201c __“__ LEFT DOUBLE QUOTATION MARK</text:p>
      <text:p text:style-name="P1">201f __‟__ DOUBLE HIGH-REVERSED-9 QUOTATION MARK</text:p>
      <text:p text:style-name="P1">2039 __‹__ SINGLE LEFT-POINTING ANGLE QUOTATION MARK</text:p>
      <text:p text:style-name="P1">2e02 __⸂__ LEFT SUBSTITUTION BRACKET</text:p>
      <text:p text:style-name="P1">2e04 __⸄__ LEFT DOTTED SUBSTITUTION BRACKET</text:p>
      <text:p text:style-name="P1">2e09 __⸉__ LEFT TRANSPOSITION BRACKET</text:p>
      <text:p text:style-name="P1">2e0c __⸌__ LEFT RAISED OMISSION BRACKET</text:p>
      <text:p text:style-name="P1"><text:soft-page-break/>2e1c __⸜__ LEFT LOW PARAPHRASE BRACKET</text:p>
      <text:p text:style-name="P1">2e20 __⸠__ LEFT VERTICAL BAR WITH QUILL</text:p>
      <text:p text:style-name="P4">------------------ Ps ------------------</text:p>
      <text:p text:style-name="P4"><text:s text:c="2"/>28 __(__ LEFT PARENTHESIS</text:p>
      <text:p text:style-name="P4"><text:s text:c="2"/>5b __[__ LEFT SQUARE BRACKET</text:p>
      <text:p text:style-name="P4"><text:s text:c="2"/>7b __{__ LEFT CURLY BRACKET</text:p>
      <text:p text:style-name="P4"><text:s/>f3a __༺__ TIBETAN MARK GUG RTAGS GYON</text:p>
      <text:p text:style-name="P4"><text:s/>f3c __༼__ TIBETAN MARK ANG KHANG GYON</text:p>
      <text:p text:style-name="P4">169b __᚛__ OGHAM FEATHER MARK</text:p>
      <text:p text:style-name="P4">201a __‚__ SINGLE LOW-9 QUOTATION MARK</text:p>
      <text:p text:style-name="P4">201e __„__ DOUBLE LOW-9 QUOTATION MARK</text:p>
      <text:p text:style-name="P4">2045 __⁅__ LEFT SQUARE BRACKET WITH QUILL</text:p>
      <text:p text:style-name="P4">207d __⁽__ SUPERSCRIPT LEFT PARENTHESIS</text:p>
      <text:p text:style-name="P4">208d __₍__ SUBSCRIPT LEFT PARENTHESIS</text:p>
      <text:p text:style-name="P4">2308 __⌈__ LEFT CEILING</text:p>
      <text:p text:style-name="P4">230a __⌊__ LEFT FLOOR</text:p>
      <text:p text:style-name="P4">2329 __〈__ LEFT-POINTING ANGLE BRACKET</text:p>
      <text:p text:style-name="P4">2768 __❨__ MEDIUM LEFT PARENTHESIS ORNAMENT</text:p>
      <text:p text:style-name="P4">276a __❪__ MEDIUM FLATTENED LEFT PARENTHESIS ORNAMENT</text:p>
      <text:p text:style-name="P4">276c __❬__ MEDIUM LEFT-POINTING ANGLE BRACKET ORNAMENT</text:p>
      <text:p text:style-name="P4">276e __❮__ HEAVY LEFT-POINTING ANGLE QUOTATION MARK ORNAMENT</text:p>
      <text:p text:style-name="P4">2770 __❰__ HEAVY LEFT-POINTING ANGLE BRACKET ORNAMENT</text:p>
      <text:p text:style-name="P4">2772 __❲__ LIGHT LEFT TORTOISE SHELL BRACKET ORNAMENT</text:p>
      <text:p text:style-name="P4">2774 __❴__ MEDIUM LEFT CURLY BRACKET ORNAMENT</text:p>
      <text:p text:style-name="P4">27c5 __⟅__ LEFT S-SHAPED BAG DELIMITER</text:p>
      <text:p text:style-name="P4">27e6 __⟦__ MATHEMATICAL LEFT WHITE SQUARE BRACKET</text:p>
      <text:p text:style-name="P4">27e8 __⟨__ MATHEMATICAL LEFT ANGLE BRACKET</text:p>
      <text:p text:style-name="P4">27ea __⟪__ MATHEMATICAL LEFT DOUBLE ANGLE BRACKET</text:p>
      <text:p text:style-name="P4">27ec __⟬__ MATHEMATICAL LEFT WHITE TORTOISE SHELL BRACKET</text:p>
      <text:p text:style-name="P4">27ee __⟮__ MATHEMATICAL LEFT FLATTENED PARENTHESIS</text:p>
      <text:p text:style-name="P4">2983 __⦃__ LEFT WHITE CURLY BRACKET</text:p>
      <text:p text:style-name="P4">2985 __⦅__ LEFT WHITE PARENTHESIS</text:p>
      <text:p text:style-name="P4">2987 __⦇__ Z NOTATION LEFT IMAGE BRACKET</text:p>
      <text:p text:style-name="P4">2989 __⦉__ Z NOTATION LEFT BINDING BRACKET</text:p>
      <text:p text:style-name="P4">298b __⦋__ LEFT SQUARE BRACKET WITH UNDERBAR</text:p>
      <text:p text:style-name="P4">298d __⦍__ LEFT SQUARE BRACKET WITH TICK IN TOP CORNER</text:p>
      <text:p text:style-name="P4">298f __⦏__ LEFT SQUARE BRACKET WITH TICK IN BOTTOM CORNER</text:p>
      <text:p text:style-name="P4">2991 __⦑__ LEFT ANGLE BRACKET WITH DOT</text:p>
      <text:p text:style-name="P4">2993 __⦓__ LEFT ARC LESS-THAN BRACKET</text:p>
      <text:p text:style-name="P4">2995 __⦕__ DOUBLE LEFT ARC GREATER-THAN BRACKET</text:p>
      <text:p text:style-name="P4">2997 __⦗__ LEFT BLACK TORTOISE SHELL BRACKET</text:p>
      <text:p text:style-name="P4">29d8 __⧘__ LEFT WIGGLY FENCE</text:p>
      <text:p text:style-name="P4">29da __⧚__ LEFT DOUBLE WIGGLY FENCE</text:p>
      <text:p text:style-name="P4">29fc __⧼__ LEFT-POINTING CURVED ANGLE BRACKET</text:p>
      <text:p text:style-name="P4"><text:soft-page-break/>2e22 __⸢__ TOP LEFT HALF BRACKET</text:p>
      <text:p text:style-name="P4">2e24 __⸤__ BOTTOM LEFT HALF BRACKET</text:p>
      <text:p text:style-name="P4">2e26 __⸦__ LEFT SIDEWAYS U BRACKET</text:p>
      <text:p text:style-name="P4">2e28 __⸨__ LEFT DOUBLE PARENTHESIS</text:p>
      <text:p text:style-name="P4">2e42 __⹂__ DOUBLE LOW-REVERSED-9 QUOTATION MARK</text:p>
      <text:p text:style-name="P4"/>
      <text:p text:style-name="P1">------------------ Po ------------------</text:p>
      <text:p text:style-name="P1"><text:s text:c="2"/>21 __!__ EXCLAMATION MARK</text:p>
      <text:p text:style-name="P1"><text:s text:c="2"/>22 __"__ QUOTATION MARK</text:p>
      <text:p text:style-name="P1"><text:s text:c="2"/>23 __#__ NUMBER SIGN</text:p>
      <text:p text:style-name="P1"><text:s text:c="2"/>25 __%__ PERCENT SIGN</text:p>
      <text:p text:style-name="P1"><text:s text:c="2"/>26 __&amp;__ AMPERSAND</text:p>
      <text:p text:style-name="P1"><text:s text:c="2"/>27 __'__ APOSTROPHE</text:p>
      <text:p text:style-name="P1"><text:s text:c="2"/>2a __*__ ASTERISK</text:p>
      <text:p text:style-name="P1"><text:s text:c="2"/>2c __,__ COMMA</text:p>
      <text:p text:style-name="P1"><text:s text:c="2"/>2e __.__ FULL STOP</text:p>
      <text:p text:style-name="P1"><text:s text:c="2"/>2f __/__ SOLIDUS</text:p>
      <text:p text:style-name="P1"><text:s text:c="2"/>3a __:__ COLON</text:p>
      <text:p text:style-name="P1"><text:s text:c="2"/>3b __;__ SEMICOLON</text:p>
      <text:p text:style-name="P1"><text:s text:c="2"/>3f __?__ QUESTION MARK</text:p>
      <text:p text:style-name="P1"><text:s text:c="2"/>40 __@__ COMMERCIAL AT</text:p>
      <text:p text:style-name="P1"><text:s text:c="2"/>5c __\__ REVERSE SOLIDUS</text:p>
      <text:p text:style-name="P1"><text:s text:c="2"/>a1 __¡__ INVERTED EXCLAMATION MARK</text:p>
      <text:p text:style-name="P1"><text:s text:c="2"/>a7 __§__ SECTION SIGN</text:p>
      <text:p text:style-name="P1"><text:s text:c="2"/>b6 __¶__ PILCROW SIGN</text:p>
      <text:p text:style-name="P1"><text:s text:c="2"/>b7 __·__ MIDDLE DOT</text:p>
      <text:p text:style-name="P1"><text:s text:c="2"/>bf __¿__ INVERTED QUESTION MARK</text:p>
      <text:p text:style-name="P1"><text:s/>37e __;__ GREEK QUESTION MARK</text:p>
      <text:p text:style-name="P1"><text:s/>387 __·__ GREEK ANO TELEIA</text:p>
      <text:p text:style-name="P1"><text:s/>55a __՚__ ARMENIAN APOSTROPHE</text:p>
      <text:p text:style-name="P1"><text:s/>55b __՛__ ARMENIAN EMPHASIS MARK</text:p>
      <text:p text:style-name="P1"><text:s/>55c __՜__ ARMENIAN EXCLAMATION MARK</text:p>
      <text:p text:style-name="P1"><text:s/>55d __՝__ ARMENIAN COMMA</text:p>
      <text:p text:style-name="P1"><text:s/>55e __՞__ ARMENIAN QUESTION MARK</text:p>
      <text:p text:style-name="P1"><text:s/>55f __՟__ ARMENIAN ABBREVIATION MARK</text:p>
      <text:p text:style-name="P1"><text:s/>589 __։__ ARMENIAN FULL STOP</text:p>
      <text:p text:style-name="P1"><text:s/>5c0 __׀__ HEBREW PUNCTUATION PASEQ</text:p>
      <text:p text:style-name="P1"><text:s/>5c3 __׃__ HEBREW PUNCTUATION SOF PASUQ</text:p>
      <text:p text:style-name="P1"><text:s/>5c6 __׆__ HEBREW PUNCTUATION NUN HAFUKHA</text:p>
      <text:p text:style-name="P1"><text:s/>5f3 __׳__ HEBREW PUNCTUATION GERESH</text:p>
      <text:p text:style-name="P1"><text:s/>5f4 __״__ HEBREW PUNCTUATION GERSHAYIM</text:p>
      <text:p text:style-name="P1"><text:s/>609 __؉__ ARABIC-INDIC PER MILLE SIGN</text:p>
      <text:p text:style-name="P1"><text:s/>60a __؊__ ARABIC-INDIC PER TEN THOUSAND SIGN</text:p>
      <text:p text:style-name="P1"><text:s/>60c __،__ ARABIC COMMA</text:p>
      <text:p text:style-name="P1"><text:soft-page-break/><text:s/>60d __؍__ ARABIC DATE SEPARATOR</text:p>
      <text:p text:style-name="P1"><text:s/>61b __؛__ ARABIC SEMICOLON</text:p>
      <text:p text:style-name="P1"><text:s/>61e __؞__ ARABIC TRIPLE DOT PUNCTUATION MARK</text:p>
      <text:p text:style-name="P1"><text:s/>61f __؟__ ARABIC QUESTION MARK</text:p>
      <text:p text:style-name="P1"><text:s/>66a __٪__ ARABIC PERCENT SIGN</text:p>
      <text:p text:style-name="P1"><text:s/>66b __٫__ ARABIC DECIMAL SEPARATOR</text:p>
      <text:p text:style-name="P1"><text:s/>66c __٬__ ARABIC THOUSANDS SEPARATOR</text:p>
      <text:p text:style-name="P1"><text:s/>66d __٭__ ARABIC FIVE POINTED STAR</text:p>
      <text:p text:style-name="P1"><text:s/>6d4 __۔__ ARABIC FULL STOP</text:p>
      <text:p text:style-name="P1"><text:s/>700 __܀__ SYRIAC END OF PARAGRAPH</text:p>
      <text:p text:style-name="P1"><text:s/>701 __܁__ SYRIAC SUPRALINEAR FULL STOP</text:p>
      <text:p text:style-name="P1"><text:s/>702 __܂__ SYRIAC SUBLINEAR FULL STOP</text:p>
      <text:p text:style-name="P1"><text:s/>703 __܃__ SYRIAC SUPRALINEAR COLON</text:p>
      <text:p text:style-name="P1"><text:s/>704 __܄__ SYRIAC SUBLINEAR COLON</text:p>
      <text:p text:style-name="P1"><text:s/>705 __܅__ SYRIAC HORIZONTAL COLON</text:p>
      <text:p text:style-name="P1"><text:s/>706 __܆__ SYRIAC COLON SKEWED LEFT</text:p>
      <text:p text:style-name="P1"><text:s/>707 __܇__ SYRIAC COLON SKEWED RIGHT</text:p>
      <text:p text:style-name="P1"><text:s/>708 __܈__ SYRIAC SUPRALINEAR COLON SKEWED LEFT</text:p>
      <text:p text:style-name="P1"><text:s/>709 __܉__ SYRIAC SUBLINEAR COLON SKEWED RIGHT</text:p>
      <text:p text:style-name="P1"><text:s/>70a __܊__ SYRIAC CONTRACTION</text:p>
      <text:p text:style-name="P1"><text:s/>70b __܋__ SYRIAC HARKLEAN OBELUS</text:p>
      <text:p text:style-name="P1"><text:s/>70c __܌__ SYRIAC HARKLEAN METOBELUS</text:p>
      <text:p text:style-name="P1"><text:s/>70d __܍__ SYRIAC HARKLEAN ASTERISCUS</text:p>
      <text:p text:style-name="P1"><text:s/>7f7 __߷__ NKO SYMBOL GBAKURUNEN</text:p>
      <text:p text:style-name="P1"><text:s/>7f8 __߸__ NKO COMMA</text:p>
      <text:p text:style-name="P1"><text:s/>7f9 __߹__ NKO EXCLAMATION MARK</text:p>
      <text:p text:style-name="P1"><text:s/>830 __࠰__ SAMARITAN PUNCTUATION NEQUDAA</text:p>
      <text:p text:style-name="P1"><text:s/>831 __࠱__ SAMARITAN PUNCTUATION AFSAAQ</text:p>
      <text:p text:style-name="P1"><text:s/>832 __࠲__ SAMARITAN PUNCTUATION ANGED</text:p>
      <text:p text:style-name="P1"><text:s/>833 __࠳__ SAMARITAN PUNCTUATION BAU</text:p>
      <text:p text:style-name="P1"><text:s/>834 __࠴__ SAMARITAN PUNCTUATION ATMAAU</text:p>
      <text:p text:style-name="P1"><text:s/>835 __࠵__ SAMARITAN PUNCTUATION SHIYYAALAA</text:p>
      <text:p text:style-name="P1"><text:s/>836 __࠶__ SAMARITAN ABBREVIATION MARK</text:p>
      <text:p text:style-name="P1"><text:s/>837 __࠷__ SAMARITAN PUNCTUATION MELODIC QITSA</text:p>
      <text:p text:style-name="P1"><text:s/>838 __࠸__ SAMARITAN PUNCTUATION ZIQAA</text:p>
      <text:p text:style-name="P1"><text:s/>839 __࠹__ SAMARITAN PUNCTUATION QITSA</text:p>
      <text:p text:style-name="P1"><text:s/>83a __࠺__ SAMARITAN PUNCTUATION ZAEF</text:p>
      <text:p text:style-name="P1"><text:s/>83b __࠻__ SAMARITAN PUNCTUATION TURU</text:p>
      <text:p text:style-name="P1"><text:s/>83c __࠼__ SAMARITAN PUNCTUATION ARKAANU</text:p>
      <text:p text:style-name="P1"><text:s/>83d __࠽__ SAMARITAN PUNCTUATION SOF MASHFAAT</text:p>
      <text:p text:style-name="P1"><text:s/>83e __࠾__ SAMARITAN PUNCTUATION ANNAAU</text:p>
      <text:p text:style-name="P1"><text:s/>85e __࡞__ MANDAIC PUNCTUATION</text:p>
      <text:p text:style-name="P1"><text:bookmark-start text:name="__DdeLink__648_2877320237"/><text:s/>964 __।__ DEVANAGARI DANDA</text:p>
      <text:p text:style-name="P1"><text:s/>965 __॥__ DEVANAGARI DOUBLE DANDA</text:p>
      <text:p text:style-name="P1"><text:bookmark-end text:name="__DdeLink__648_2877320237"/><text:soft-page-break/><text:s/>970 __॰__ DEVANAGARI ABBREVIATION SIGN</text:p>
      <text:p text:style-name="P1"><text:s/>9fd __৽__ BENGALI ABBREVIATION SIGN</text:p>
      <text:p text:style-name="P1"><text:s/>a76 __੶__ GURMUKHI ABBREVIATION SIGN</text:p>
      <text:p text:style-name="P1"><text:s/>af0 __૰__ GUJARATI ABBREVIATION SIGN</text:p>
      <text:p text:style-name="P1"><text:s/>c77 __౷__ TELUGU SIGN SIDDHAM</text:p>
      <text:p text:style-name="P1"><text:s/>c84 __಄__ KANNADA SIGN SIDDHAM</text:p>
      <text:p text:style-name="P1"><text:s/>df4 __෴__ SINHALA PUNCTUATION KUNDDALIYA</text:p>
      <text:p text:style-name="P1"><text:s/>e4f __๏__ THAI CHARACTER FONGMAN</text:p>
      <text:p text:style-name="P1"><text:s/>e5a __๚__ THAI CHARACTER ANGKHANKHU</text:p>
      <text:p text:style-name="P1"><text:s/>e5b __๛__ THAI CHARACTER KHOMUT</text:p>
      <text:p text:style-name="P1"><text:s/>f04 __༄__ TIBETAN MARK INITIAL YIG MGO MDUN MA</text:p>
      <text:p text:style-name="P1"><text:s/>f05 __༅__ TIBETAN MARK CLOSING YIG MGO SGAB MA</text:p>
      <text:p text:style-name="P1"><text:s/>f06 __༆__ TIBETAN MARK CARET YIG MGO PHUR SHAD MA</text:p>
      <text:p text:style-name="P1"><text:s/>f07 __༇__ TIBETAN MARK YIG MGO TSHEG SHAD MA</text:p>
      <text:p text:style-name="P1"><text:s/>f08 __༈__ TIBETAN MARK SBRUL SHAD</text:p>
      <text:p text:style-name="P1"><text:s/>f09 __༉__ TIBETAN MARK BSKUR YIG MGO</text:p>
      <text:p text:style-name="P1"><text:s/>f0a __༊__ TIBETAN MARK BKA- SHOG YIG MGO</text:p>
      <text:p text:style-name="P1"><text:s/>f0b __་__ TIBETAN MARK INTERSYLLABIC TSHEG</text:p>
      <text:p text:style-name="P1"><text:s/>f0c __༌__ TIBETAN MARK DELIMITER TSHEG BSTAR</text:p>
      <text:p text:style-name="P1"><text:s/>f0d __།__ TIBETAN MARK SHAD</text:p>
      <text:p text:style-name="P1"><text:s/>f0e __༎__ TIBETAN MARK NYIS SHAD</text:p>
      <text:p text:style-name="P1"><text:s/>f0f __༏__ TIBETAN MARK TSHEG SHAD</text:p>
      <text:p text:style-name="P1"><text:s/>f10 __༐__ TIBETAN MARK NYIS TSHEG SHAD</text:p>
      <text:p text:style-name="P1"><text:s/>f11 __༑__ TIBETAN MARK RIN CHEN SPUNGS SHAD</text:p>
      <text:p text:style-name="P1"><text:s/>f12 __༒__ TIBETAN MARK RGYA GRAM SHAD</text:p>
      <text:p text:style-name="P1"><text:s/>f14 __༔__ TIBETAN MARK GTER TSHEG</text:p>
      <text:p text:style-name="P1"><text:s/>f85 __྅__ TIBETAN MARK PALUTA</text:p>
      <text:p text:style-name="P1"><text:s/>fd0 __࿐__ TIBETAN MARK BSKA- SHOG GI MGO RGYAN</text:p>
      <text:p text:style-name="P1"><text:s/>fd1 __࿑__ TIBETAN MARK MNYAM YIG GI MGO RGYAN</text:p>
      <text:p text:style-name="P1"><text:s/>fd2 __࿒__ TIBETAN MARK NYIS TSHEG</text:p>
      <text:p text:style-name="P1"><text:s/>fd3 __࿓__ TIBETAN MARK INITIAL BRDA RNYING YIG MGO MDUN MA</text:p>
      <text:p text:style-name="P1"><text:s/>fd4 __࿔__ TIBETAN MARK CLOSING BRDA RNYING YIG MGO SGAB MA</text:p>
      <text:p text:style-name="P1"><text:s/>fd9 __࿙__ TIBETAN MARK LEADING MCHAN RTAGS</text:p>
      <text:p text:style-name="P1"><text:s/>fda __࿚__ TIBETAN MARK TRAILING MCHAN RTAGS</text:p>
      <text:p text:style-name="P1">104a __၊__ MYANMAR SIGN LITTLE SECTION</text:p>
      <text:p text:style-name="P1">104b __။__ MYANMAR SIGN SECTION</text:p>
      <text:p text:style-name="P1">104c __၌__ MYANMAR SYMBOL LOCATIVE</text:p>
      <text:p text:style-name="P1">104d __၍__ MYANMAR SYMBOL COMPLETED</text:p>
      <text:p text:style-name="P1">104e __၎__ MYANMAR SYMBOL AFOREMENTIONED</text:p>
      <text:p text:style-name="P1">104f __၏__ MYANMAR SYMBOL GENITIVE</text:p>
      <text:p text:style-name="P1">10fb __჻__ GEORGIAN PARAGRAPH SEPARATOR</text:p>
      <text:p text:style-name="P1">1360 __፠__ ETHIOPIC SECTION MARK</text:p>
      <text:p text:style-name="P1">1361 __፡__ ETHIOPIC WORDSPACE</text:p>
      <text:p text:style-name="P1">1362 __።__ ETHIOPIC FULL STOP</text:p>
      <text:p text:style-name="P1"><text:soft-page-break/>1363 __፣__ ETHIOPIC COMMA</text:p>
      <text:p text:style-name="P1">1364 __፤__ ETHIOPIC SEMICOLON</text:p>
      <text:p text:style-name="P1">1365 __፥__ ETHIOPIC COLON</text:p>
      <text:p text:style-name="P1">1366 __፦__ ETHIOPIC PREFACE COLON</text:p>
      <text:p text:style-name="P1">1367 __፧__ ETHIOPIC QUESTION MARK</text:p>
      <text:p text:style-name="P1">1368 __፨__ ETHIOPIC PARAGRAPH SEPARATOR</text:p>
      <text:p text:style-name="P1">166e __᙮__ CANADIAN SYLLABICS FULL STOP</text:p>
      <text:p text:style-name="P1">16eb __᛫__ RUNIC SINGLE PUNCTUATION</text:p>
      <text:p text:style-name="P1">16ec __᛬__ RUNIC MULTIPLE PUNCTUATION</text:p>
      <text:p text:style-name="P1">16ed __᛭__ RUNIC CROSS PUNCTUATION</text:p>
      <text:p text:style-name="P1">1735 __᜵__ PHILIPPINE SINGLE PUNCTUATION</text:p>
      <text:p text:style-name="P1">1736 __᜶__ PHILIPPINE DOUBLE PUNCTUATION</text:p>
      <text:p text:style-name="P1">17d4 __។__ KHMER SIGN KHAN</text:p>
      <text:p text:style-name="P1">17d5 __៕__ KHMER SIGN BARIYOOSAN</text:p>
      <text:p text:style-name="P1">17d6 __៖__ KHMER SIGN CAMNUC PII KUUH</text:p>
      <text:p text:style-name="P1">17d8 __៘__ KHMER SIGN BEYYAL</text:p>
      <text:p text:style-name="P1">17d9 __៙__ KHMER SIGN PHNAEK MUAN</text:p>
      <text:p text:style-name="P1">17da __៚__ KHMER SIGN KOOMUUT</text:p>
      <text:p text:style-name="P1">1800 __᠀__ MONGOLIAN BIRGA</text:p>
      <text:p text:style-name="P1">1801 __᠁__ MONGOLIAN ELLIPSIS</text:p>
      <text:p text:style-name="P1">1802 __᠂__ MONGOLIAN COMMA</text:p>
      <text:p text:style-name="P1">1803 __᠃__ MONGOLIAN FULL STOP</text:p>
      <text:p text:style-name="P1">1804 __᠄__ MONGOLIAN COLON</text:p>
      <text:p text:style-name="P1">1805 __᠅__ MONGOLIAN FOUR DOTS</text:p>
      <text:p text:style-name="P1">1807 __᠇__ MONGOLIAN SIBE SYLLABLE BOUNDARY MARKER</text:p>
      <text:p text:style-name="P1">1808 __᠈__ MONGOLIAN MANCHU COMMA</text:p>
      <text:p text:style-name="P1">1809 __᠉__ MONGOLIAN MANCHU FULL STOP</text:p>
      <text:p text:style-name="P1">180a __᠊__ MONGOLIAN NIRUGU</text:p>
      <text:p text:style-name="P1">1944 __᥄__ LIMBU EXCLAMATION MARK</text:p>
      <text:p text:style-name="P1">1945 __᥅__ LIMBU QUESTION MARK</text:p>
      <text:p text:style-name="P1">1a1e __᨞__ BUGINESE PALLAWA</text:p>
      <text:p text:style-name="P1">1a1f __᨟__ BUGINESE END OF SECTION</text:p>
      <text:p text:style-name="P1">1aa0 __᪠__ TAI THAM SIGN WIANG</text:p>
      <text:p text:style-name="P1">1aa1 __᪡__ TAI THAM SIGN WIANGWAAK</text:p>
      <text:p text:style-name="P1">1aa2 __᪢__ TAI THAM SIGN SAWAN</text:p>
      <text:p text:style-name="P1">1aa3 __᪣__ TAI THAM SIGN KEOW</text:p>
      <text:p text:style-name="P1">1aa4 __᪤__ TAI THAM SIGN HOY</text:p>
      <text:p text:style-name="P1">1aa5 __᪥__ TAI THAM SIGN DOKMAI</text:p>
      <text:p text:style-name="P1">1aa6 __᪦__ TAI THAM SIGN REVERSED ROTATED RANA</text:p>
      <text:p text:style-name="P1">1aa8 __᪨__ TAI THAM SIGN KAAN</text:p>
      <text:p text:style-name="P1">1aa9 __᪩__ TAI THAM SIGN KAANKUU</text:p>
      <text:p text:style-name="P1">1aaa __᪪__ TAI THAM SIGN SATKAAN</text:p>
      <text:p text:style-name="P1">1aab __᪫__ TAI THAM SIGN SATKAANKUU</text:p>
      <text:p text:style-name="P1">1aac __᪬__ TAI THAM SIGN HANG</text:p>
      <text:p text:style-name="P1"><text:soft-page-break/>1aad __᪭__ TAI THAM SIGN CAANG</text:p>
      <text:p text:style-name="P1">1b5a __᭚__ BALINESE PANTI</text:p>
      <text:p text:style-name="P1">1b5b __᭛__ BALINESE PAMADA</text:p>
      <text:p text:style-name="P1">1b5c __᭜__ BALINESE WINDU</text:p>
      <text:p text:style-name="P1">1b5d __᭝__ BALINESE CARIK PAMUNGKAH</text:p>
      <text:p text:style-name="P1">1b5e __᭞__ BALINESE CARIK SIKI</text:p>
      <text:p text:style-name="P1">1b5f __᭟__ BALINESE CARIK PAREREN</text:p>
      <text:p text:style-name="P1">1b60 __᭠__ BALINESE PAMENENG</text:p>
      <text:p text:style-name="P1">1bfc __᯼__ BATAK SYMBOL BINDU NA METEK</text:p>
      <text:p text:style-name="P1">1bfd __᯽__ BATAK SYMBOL BINDU PINARBORAS</text:p>
      <text:p text:style-name="P1">1bfe __᯾__ BATAK SYMBOL BINDU JUDUL</text:p>
      <text:p text:style-name="P1">1bff __᯿__ BATAK SYMBOL BINDU PANGOLAT</text:p>
      <text:p text:style-name="P1">1c3b __᰻__ LEPCHA PUNCTUATION TA-ROL</text:p>
      <text:p text:style-name="P1">1c3c __᰼__ LEPCHA PUNCTUATION NYET THYOOM TA-ROL</text:p>
      <text:p text:style-name="P1">1c3d __᰽__ LEPCHA PUNCTUATION CER-WA</text:p>
      <text:p text:style-name="P1">1c3e __᰾__ LEPCHA PUNCTUATION TSHOOK CER-WA</text:p>
      <text:p text:style-name="P1">1c3f __᰿__ LEPCHA PUNCTUATION TSHOOK</text:p>
      <text:p text:style-name="P1">1c7e __᱾__ OL CHIKI PUNCTUATION MUCAAD</text:p>
      <text:p text:style-name="P1">1c7f __᱿__ OL CHIKI PUNCTUATION DOUBLE MUCAAD</text:p>
      <text:p text:style-name="P1">1cc0 __᳀__ SUNDANESE PUNCTUATION BINDU SURYA</text:p>
      <text:p text:style-name="P1">1cc1 __᳁__ SUNDANESE PUNCTUATION BINDU PANGLONG</text:p>
      <text:p text:style-name="P1">1cc2 __᳂__ SUNDANESE PUNCTUATION BINDU PURNAMA</text:p>
      <text:p text:style-name="P1">1cc3 __᳃__ SUNDANESE PUNCTUATION BINDU CAKRA</text:p>
      <text:p text:style-name="P1">1cc4 __᳄__ SUNDANESE PUNCTUATION BINDU LEU SATANGA</text:p>
      <text:p text:style-name="P1">1cc5 __᳅__ SUNDANESE PUNCTUATION BINDU KA SATANGA</text:p>
      <text:p text:style-name="P1">1cc6 __᳆__ SUNDANESE PUNCTUATION BINDU DA SATANGA</text:p>
      <text:p text:style-name="P1">1cc7 __᳇__ SUNDANESE PUNCTUATION BINDU BA SATANGA</text:p>
      <text:p text:style-name="P1">1cd3 __᳓__ VEDIC SIGN NIHSHVASA</text:p>
      <text:p text:style-name="P1"><text:bookmark-start text:name="__DdeLink__650_2877320237"/>2016 __‖__ DOUBLE VERTICAL LINE</text:p>
      <text:p text:style-name="P1">2017 __‗__ DOUBLE LOW LINE</text:p>
      <text:p text:style-name="P1">2020 __†__ DAGGER</text:p>
      <text:p text:style-name="P1">2021 __‡__ DOUBLE DAGGER</text:p>
      <text:p text:style-name="P1">2022 __•__ BULLET</text:p>
      <text:p text:style-name="P1">2023 __‣__ TRIANGULAR BULLET</text:p>
      <text:p text:style-name="P1">2024 __․__ ONE DOT LEADER</text:p>
      <text:p text:style-name="P1">2025 __‥__ TWO DOT LEADER</text:p>
      <text:p text:style-name="P1">2026 __…__ HORIZONTAL ELLIPSIS</text:p>
      <text:p text:style-name="P1">2027 __‧__ HYPHENATION POINT</text:p>
      <text:p text:style-name="P1">2030 __‰__ PER MILLE SIGN</text:p>
      <text:p text:style-name="P1">2031 __‱__ PER TEN THOUSAND SIGN</text:p>
      <text:p text:style-name="P1">2032 __′__ PRIME</text:p>
      <text:p text:style-name="P1">2033 __″__ DOUBLE PRIME</text:p>
      <text:p text:style-name="P1">2034 __‴__ TRIPLE PRIME</text:p>
      <text:p text:style-name="P1">2035 __‵__ REVERSED PRIME</text:p>
      <text:p text:style-name="P1"><text:soft-page-break/>2036 __‶__ REVERSED DOUBLE PRIME</text:p>
      <text:p text:style-name="P1">2037 __‷__ REVERSED TRIPLE PRIME</text:p>
      <text:p text:style-name="P1">2038 __‸__ CARET</text:p>
      <text:p text:style-name="P1">203b __※__ REFERENCE MARK</text:p>
      <text:p text:style-name="P1">203c __‼__ DOUBLE EXCLAMATION MARK</text:p>
      <text:p text:style-name="P1">203d __‽__ INTERROBANG</text:p>
      <text:p text:style-name="P1">203e __‾__ OVERLINE</text:p>
      <text:p text:style-name="P1">2041 __⁁__ CARET INSERTION POINT</text:p>
      <text:p text:style-name="P1">2042 __⁂__ ASTERISM</text:p>
      <text:p text:style-name="P1">2043 __⁃__ HYPHEN BULLET</text:p>
      <text:p text:style-name="P1">2047 __⁇__ DOUBLE QUESTION MARK</text:p>
      <text:p text:style-name="P1">2048 __⁈__ QUESTION EXCLAMATION MARK</text:p>
      <text:p text:style-name="P1">2049 __⁉__ EXCLAMATION QUESTION MARK</text:p>
      <text:p text:style-name="P1">204a __⁊__ TIRONIAN SIGN ET</text:p>
      <text:p text:style-name="P1">204b __⁋__ REVERSED PILCROW SIGN</text:p>
      <text:p text:style-name="P1">204c __⁌__ BLACK LEFTWARDS BULLET</text:p>
      <text:p text:style-name="P1">204d __⁍__ BLACK RIGHTWARDS BULLET</text:p>
      <text:p text:style-name="P1">204e __⁎__ LOW ASTERISK</text:p>
      <text:p text:style-name="P1">204f __⁏__ REVERSED SEMICOLON</text:p>
      <text:p text:style-name="P1">2050 __⁐__ CLOSE UP</text:p>
      <text:p text:style-name="P1">2051 __⁑__ TWO ASTERISKS ALIGNED VERTICALLY</text:p>
      <text:p text:style-name="P1">2053 __⁓__ SWUNG DASH</text:p>
      <text:p text:style-name="P1">2055 __⁕__ FLOWER PUNCTUATION MARK</text:p>
      <text:p text:style-name="P1">2056 __⁖__ THREE DOT PUNCTUATION</text:p>
      <text:p text:style-name="P1">2057 __⁗__ QUADRUPLE PRIME</text:p>
      <text:p text:style-name="P1">2058 __⁘__ FOUR DOT PUNCTUATION</text:p>
      <text:p text:style-name="P1">2059 __⁙__ FIVE DOT PUNCTUATION</text:p>
      <text:p text:style-name="P1">205a __⁚__ TWO DOT PUNCTUATION</text:p>
      <text:p text:style-name="P1">205b __⁛__ FOUR DOT MARK</text:p>
      <text:p text:style-name="P1">205c __⁜__ DOTTED CROSS</text:p>
      <text:p text:style-name="P1">205d __⁝__ TRICOLON</text:p>
      <text:p text:style-name="P1">205e __⁞__ VERTICAL FOUR DOTS<text:bookmark-end text:name="__DdeLink__650_2877320237"/></text:p>
      <text:p text:style-name="P1">2cf9 __⳹__ COPTIC OLD NUBIAN FULL STOP</text:p>
      <text:p text:style-name="P1">2cfa __⳺__ COPTIC OLD NUBIAN DIRECT QUESTION MARK</text:p>
      <text:p text:style-name="P1">2cfb __⳻__ COPTIC OLD NUBIAN INDIRECT QUESTION MARK</text:p>
      <text:p text:style-name="P1">2cfc __⳼__ COPTIC OLD NUBIAN VERSE DIVIDER</text:p>
      <text:p text:style-name="P1">2cfe __⳾__ COPTIC FULL STOP</text:p>
      <text:p text:style-name="P1">2cff __⳿__ COPTIC MORPHOLOGICAL DIVIDER</text:p>
      <text:p text:style-name="P1">2d70 __⵰__ TIFINAGH SEPARATOR MARK</text:p>
      <text:p text:style-name="P1">2e00 __⸀__ RIGHT ANGLE SUBSTITUTION MARKER</text:p>
      <text:p text:style-name="P1">2e01 __⸁__ RIGHT ANGLE DOTTED SUBSTITUTION MARKER</text:p>
      <text:p text:style-name="P1">2e06 __⸆__ RAISED INTERPOLATION MARKER</text:p>
      <text:p text:style-name="P1">2e07 __⸇__ RAISED DOTTED INTERPOLATION MARKER</text:p>
      <text:p text:style-name="P1">2e08 __⸈__ DOTTED TRANSPOSITION MARKER</text:p>
      <text:p text:style-name="P1"><text:soft-page-break/>2e0b __⸋__ RAISED SQUARE</text:p>
      <text:p text:style-name="P1">2e0e __⸎__ EDITORIAL CORONIS</text:p>
      <text:p text:style-name="P1">2e0f __⸏__ PARAGRAPHOS</text:p>
      <text:p text:style-name="P1">2e10 __⸐__ FORKED PARAGRAPHOS</text:p>
      <text:p text:style-name="P1">2e11 __⸑__ REVERSED FORKED PARAGRAPHOS</text:p>
      <text:p text:style-name="P1">2e12 __⸒__ HYPODIASTOLE</text:p>
      <text:p text:style-name="P1">2e13 __⸓__ DOTTED OBELOS</text:p>
      <text:p text:style-name="P1">2e14 __⸔__ DOWNWARDS ANCORA</text:p>
      <text:p text:style-name="P1">2e15 __⸕__ UPWARDS ANCORA</text:p>
      <text:p text:style-name="P1">2e16 __⸖__ DOTTED RIGHT-POINTING ANGLE</text:p>
      <text:p text:style-name="P1">2e18 __⸘__ INVERTED INTERROBANG</text:p>
      <text:p text:style-name="P1">2e19 __⸙__ PALM BRANCH</text:p>
      <text:p text:style-name="P1">2e1b __⸛__ TILDE WITH RING ABOVE</text:p>
      <text:p text:style-name="P1">2e1e __⸞__ TILDE WITH DOT ABOVE</text:p>
      <text:p text:style-name="P1">2e1f __⸟__ TILDE WITH DOT BELOW</text:p>
      <text:p text:style-name="P1">2e2a __⸪__ TWO DOTS OVER ONE DOT PUNCTUATION</text:p>
      <text:p text:style-name="P1">2e2b __⸫__ ONE DOT OVER TWO DOTS PUNCTUATION</text:p>
      <text:p text:style-name="P1">2e2c __⸬__ SQUARED FOUR DOT PUNCTUATION</text:p>
      <text:p text:style-name="P1">2e2d __⸭__ FIVE DOT MARK</text:p>
      <text:p text:style-name="P1">2e2e __⸮__ REVERSED QUESTION MARK</text:p>
      <text:p text:style-name="P1">2e30 __⸰__ RING POINT</text:p>
      <text:p text:style-name="P1">2e31 __⸱__ WORD SEPARATOR MIDDLE DOT</text:p>
      <text:p text:style-name="P1">2e32 __⸲__ TURNED COMMA</text:p>
      <text:p text:style-name="P1">2e33 __⸳__ RAISED DOT</text:p>
      <text:p text:style-name="P1">2e34 __⸴__ RAISED COMMA</text:p>
      <text:p text:style-name="P1">2e35 __⸵__ TURNED SEMICOLON</text:p>
      <text:p text:style-name="P1">2e36 __⸶__ DAGGER WITH LEFT GUARD</text:p>
      <text:p text:style-name="P1">2e37 __⸷__ DAGGER WITH RIGHT GUARD</text:p>
      <text:p text:style-name="P1">2e38 __⸸__ TURNED DAGGER</text:p>
      <text:p text:style-name="P1">2e39 __⸹__ TOP HALF SECTION SIGN</text:p>
      <text:p text:style-name="P1">2e3c __⸼__ STENOGRAPHIC FULL STOP</text:p>
      <text:p text:style-name="P1">2e3d __⸽__ VERTICAL SIX DOTS</text:p>
      <text:p text:style-name="P1">2e3e __⸾__ WIGGLY VERTICAL LINE</text:p>
      <text:p text:style-name="P1">2e3f __⸿__ CAPITULUM</text:p>
      <text:p text:style-name="P1">2e41 __⹁__ REVERSED COMMA</text:p>
      <text:p text:style-name="P1">2e43 __⹃__ DASH WITH LEFT UPTURN</text:p>
      <text:p text:style-name="P1">2e44 __⹄__ DOUBLE SUSPENSION MARK</text:p>
      <text:p text:style-name="P1">2e45 __⹅__ INVERTED LOW KAVYKA</text:p>
      <text:p text:style-name="P1">2e46 __⹆__ INVERTED LOW KAVYKA WITH KAVYKA ABOVE</text:p>
      <text:p text:style-name="P1">2e47 __⹇__ LOW KAVYKA</text:p>
      <text:p text:style-name="P1">2e48 __⹈__ LOW KAVYKA WITH DOT</text:p>
      <text:p text:style-name="P1">2e49 __⹉__ DOUBLE STACKED COMMA</text:p>
      <text:p text:style-name="P1">2e4a __⹊__ DOTTED SOLIDUS</text:p>
      <text:p text:style-name="P1">2e4b __⹋__ TRIPLE DAGGER</text:p>
      <text:p text:style-name="P1"><text:soft-page-break/>2e4c __⹌__ MEDIEVAL COMMA</text:p>
      <text:p text:style-name="P1">2e4d __⹍__ PARAGRAPHUS MARK</text:p>
      <text:p text:style-name="P1">2e4e __⹎__ PUNCTUS ELEVATUS MARK</text:p>
      <text:p text:style-name="P1">2e4f __⹏__ CORNISH VERSE DIVIDER</text:p>
      <text:p text:style-name="P1">2e52 __⹒__ TIRONIAN SIGN CAPITAL E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3:06:16.452714929</meta:creation-date>
    <dc:date>2025-05-25T20:56:51.316013802</dc:date>
    <meta:editing-duration>PT8H4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9" meta:paragraph-count="750" meta:word-count="3996" meta:character-count="25887" meta:non-whitespace-character-count="22380"/>
  </office:meta>
</office:document-meta>
</file>